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2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center"/>
      <style:text-properties fo:color="#ffffff" fo:font-size="14pt" style:font-size-asian="14pt" style:font-size-complex="14pt"/>
    </style:style>
    <style:style style:name="P7" style:family="paragraph"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color="#ffffff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4cm" svg:height="1cm" svg:x="11.7cm" svg:y="3.8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4cm" svg:height="1cm" svg:x="3.3cm" svg:y="14.5cm">
          <text:p text:style-name="P1"><text:span text:style-name="T1">Articul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cm" svg:height="1cm" svg:x="12.7cm" svg:y="10.8cm">
          <text:p text:style-name="P1"><text:span text:style-name="T1">Factu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4cm" svg:height="1cm" svg:x="21.6cm" svg:y="3.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2cm" svg:height="1cm" svg:x="16cm" svg:y="1.5cm">
          <text:p text:style-name="P2"><text:span text:style-name="T2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2cm" svg:height="1cm" svg:x="13.8cm" svg:y="1.1cm">
          <text:p text:style-name="P2"><text:span text:style-name="T2">Apell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2cm" svg:height="1cm" svg:x="16.1cm" svg:y="0.3cm">
          <text:p text:style-name="P2"><text:span text:style-name="T2">E-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2cm" svg:height="1cm" svg:x="10.1cm" svg:y="2.6cm">
          <text:p text:style-name="P2"><text:span text:style-name="T2">Domicil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2cm" svg:height="1cm" svg:x="10.5cm" svg:y="1.5cm">
          <text:p text:style-name="P2"><text:span text:style-name="T2">Telefo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" draw:id="id7" draw:layer="layout" svg:width="2cm" svg:height="1cm" svg:x="10.8cm" svg:y="0.2cm">
          <text:p text:style-name="P4"><text:span text:style-name="T3">C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6" draw:id="id16" draw:layer="layout" svg:width="2cm" svg:height="1cm" svg:x="1.5cm" svg:y="13.2cm">
          <text:p text:style-name="P4"><text:span text:style-name="T3">Codigo</text:span></text:p>
          <text:p text:style-name="P4"><text:span text:style-name="T3">Produc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7" draw:id="id17" draw:layer="layout" svg:width="2.4cm" svg:height="1cm" svg:x="5.2cm" svg:y="17.2cm">
          <text:p text:style-name="P2"><text:span text:style-name="T2">Descrip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0" draw:id="id30" draw:layer="layout" svg:width="2cm" svg:height="1cm" svg:x="1cm" svg:y="15.6cm">
          <text:p text:style-name="P2"><text:span text:style-name="T2">Categor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2cm" svg:height="1cm" svg:x="1.6cm" svg:y="17.1cm">
          <text:p text:style-name="P2"><text:span text:style-name="T2">Co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2cm" svg:height="1cm" svg:x="3.3cm" svg:y="18.2cm">
          <text:p text:style-name="P2"><text:span text:style-name="T2">Precio de</text:span></text:p>
          <text:p text:style-name="P2"><text:span text:style-name="T2">Ve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0" draw:id="id10" draw:layer="layout" svg:width="2cm" svg:height="1cm" svg:x="10.7cm" svg:y="12.3cm">
          <text:p text:style-name="P4"><text:span text:style-name="T3">Numero</text:span></text:p>
          <text:p text:style-name="P4"><text:span text:style-name="T3">Factu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cm" svg:height="1cm" svg:x="21.4cm" svg:y="5.1cm">
          <text:p text:style-name="P4"><text:span text:style-name="T3">Codigo</text:span></text:p>
          <text:p text:style-name="P4"><text:span text:style-name="T3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6" draw:id="id26" draw:layer="layout" svg:width="2cm" svg:height="1cm" svg:x="24.2cm" svg:y="5.2cm">
          <text:p text:style-name="P2"><text:span text:style-name="T2">Equ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9" draw:id="id29" draw:layer="layout" svg:width="2cm" svg:height="1cm" svg:x="26.5cm" svg:y="3.5cm">
          <text:p text:style-name="P2"><text:span text:style-name="T2">Probl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8" draw:id="id28" draw:layer="layout" svg:width="2.3cm" svg:height="1cm" svg:x="25.4cm" svg:y="1.5cm">
          <text:p text:style-name="P2"><text:span text:style-name="T2">Diagnosti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7" draw:id="id27" draw:layer="layout" svg:width="2cm" svg:height="1cm" svg:x="21cm" svg:y="1.8cm">
          <text:p text:style-name="P2"><text:span text:style-name="T2">Solu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2.5cm" svg:height="1cm" svg:x="5.6cm" svg:y="2.4cm">
          <text:p text:style-name="P4"><text:span text:style-name="T3">ID</text:span></text:p>
          <text:p text:style-name="P4"><text:span text:style-name="T3">Categor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3" draw:id="id13" draw:layer="layout" svg:width="2.9cm" svg:height="1cm" svg:x="13.5cm" svg:y="18.6cm">
          <text:p text:style-name="P4"><text:span text:style-name="T3">ID</text:span></text:p>
          <text:p text:style-name="P4"><text:span text:style-name="T3">Mov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1" draw:id="id21" draw:layer="layout" svg:width="4cm" svg:height="1cm" svg:x="3.1cm" svg:y="4.8cm">
          <text:p text:style-name="P6"><text:span text:style-name="T4">Categoria de</text:span><text:span text:style-name="T4"><text:line-break/></text:span><text:span text:style-name="T4">Producto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2" draw:id="id12" draw:layer="layout" svg:width="4cm" svg:height="1cm" svg:x="12.8cm" svg:y="16.5cm">
          <text:p text:style-name="P7"><text:span text:style-name="T5">Movimiento</text:span></text:p>
          <text:p text:style-name="P7"><text:span text:style-name="T5">Factur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3.6cm" svg:height="1cm" svg:x="1.6cm" svg:y="2.8cm">
          <text:p text:style-name="P2"><text:span text:style-name="T2">Descripcion </text:span></text:p>
          <text:p text:style-name="P2"><text:span text:style-name="T2">Categtor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cm" svg:height="3cm" svg:x="12.5cm" svg:y="6.5cm">
          <text:p text:style-name="P1"><text:span text:style-name="T1">ob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3cm" svg:height="3cm" svg:x="13.5cm" svg:y="12.8cm">
          <text:p text:style-name="P1"><text:span text:style-name="T1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23" draw:id="id23" draw:layer="layout" svg:width="3cm" svg:height="3cm" svg:x="3.2cm" svg:y="9cm">
          <text:p text:style-name="P7"><text:span text:style-name="T5">Pertenece</text:span></text:p>
          <text:p text:style-name="P7"><text:span text:style-name="T5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3cm" svg:height="3cm" svg:x="16.8cm" svg:y="3.7cm">
          <text:p text:style-name="P1"><text:span text:style-name="T1">solici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9" draw:id="id19" draw:layer="layout" svg:width="3cm" svg:height="3cm" svg:x="8.3cm" svg:y="13.9cm">
          <text:p text:style-name="P1"><text:span text:style-name="T1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2.5cm" svg:y1="2cm" svg:x2="13.7cm" svg:y2="3.8cm" draw:start-shape="id1" draw:start-glue-point="10" draw:end-shape="id2" draw:end-glue-point="0" svg:d="m12500 2000h1200v1800" svg:viewBox="0 0 1201 1801">
          <text:p/>
        </draw:connector>
        <draw:connector draw:style-name="gr2" draw:text-style-name="P2" draw:layer="layout" svg:x1="12.1cm" svg:y1="3.1cm" svg:x2="13.7cm" svg:y2="3.8cm" draw:start-shape="id3" draw:start-glue-point="10" draw:end-shape="id2" draw:end-glue-point="0" svg:d="m12100 3100h1600v700" svg:viewBox="0 0 1601 701">
          <text:p/>
        </draw:connector>
        <draw:connector draw:style-name="gr2" draw:text-style-name="P2" draw:layer="layout" svg:x1="14.8cm" svg:y1="2.1cm" svg:x2="13.7cm" svg:y2="3.8cm" draw:start-shape="id4" draw:start-glue-point="8" draw:end-shape="id2" draw:end-glue-point="0" svg:d="m14800 2100v851h-1100v849" svg:viewBox="0 0 1101 1701">
          <text:p/>
        </draw:connector>
        <draw:connector draw:style-name="gr2" draw:text-style-name="P2" draw:layer="layout" svg:x1="17cm" svg:y1="2.5cm" svg:x2="13.7cm" svg:y2="3.8cm" draw:start-shape="id5" draw:start-glue-point="8" draw:end-shape="id2" draw:end-glue-point="0" svg:d="m17000 2500v651h-3300v649" svg:viewBox="0 0 3301 1301">
          <text:p/>
        </draw:connector>
        <draw:connector draw:style-name="gr2" draw:text-style-name="P2" draw:layer="layout" svg:x1="16.1cm" svg:y1="0.8cm" svg:x2="13.7cm" svg:y2="3.8cm" draw:start-shape="id6" draw:start-glue-point="6" draw:end-shape="id2" draw:end-glue-point="0" svg:d="m16100 800h-2400v3000" svg:viewBox="0 0 2401 3001">
          <text:p/>
        </draw:connector>
        <draw:connector draw:style-name="gr2" draw:text-style-name="P2" draw:layer="layout" svg:x1="13.7cm" svg:y1="3.8cm" svg:x2="12.8cm" svg:y2="0.7cm" draw:start-shape="id2" draw:start-glue-point="0" draw:end-shape="id7" draw:end-glue-point="10" svg:d="m13700 3800v-3100h-900" svg:viewBox="0 0 901 3101">
          <text:p/>
        </draw:connector>
        <draw:connector draw:style-name="gr2" draw:text-style-name="P2" draw:layer="layout" svg:x1="13.7cm" svg:y1="4.8cm" svg:x2="14cm" svg:y2="6.5cm" draw:start-shape="id2" draw:start-glue-point="2" draw:end-shape="id8" draw:end-glue-point="4" svg:d="m13700 4800v850h300v850" svg:viewBox="0 0 301 1701">
          <text:p/>
        </draw:connector>
        <draw:connector draw:style-name="gr2" draw:text-style-name="P2" draw:layer="layout" svg:x1="14cm" svg:y1="9.5cm" svg:x2="14.7cm" svg:y2="10.8cm" draw:start-shape="id8" draw:start-glue-point="6" draw:end-shape="id9" draw:end-glue-point="0" svg:d="m14000 9500v651h700v649" svg:viewBox="0 0 701 1301">
          <text:p/>
        </draw:connector>
        <draw:connector draw:style-name="gr2" draw:text-style-name="P2" draw:layer="layout" svg:x1="11.7cm" svg:y1="12.3cm" svg:x2="12.7cm" svg:y2="11.3cm" draw:start-shape="id10" draw:start-glue-point="4" draw:end-shape="id9" draw:end-glue-point="3" svg:d="m11700 12300v-1000h1000" svg:viewBox="0 0 1001 1001">
          <text:p/>
        </draw:connector>
        <draw:connector draw:style-name="gr2" draw:text-style-name="P2" draw:layer="layout" svg:x1="15cm" svg:y1="12.8cm" svg:x2="14.7cm" svg:y2="11.8cm" draw:start-shape="id11" draw:start-glue-point="4" draw:end-shape="id9" draw:end-glue-point="2" svg:d="m15000 12800v-500h-300v-500" svg:viewBox="0 0 301 1001">
          <text:p/>
        </draw:connector>
        <draw:connector draw:style-name="gr2" draw:text-style-name="P2" draw:layer="layout" svg:x1="15cm" svg:y1="15.8cm" svg:x2="14.8cm" svg:y2="16.5cm" draw:start-shape="id11" draw:start-glue-point="6" draw:end-shape="id12" draw:end-glue-point="0" svg:d="m15000 15800v351h-200v349" svg:viewBox="0 0 201 701">
          <text:p/>
        </draw:connector>
        <draw:connector draw:style-name="gr2" draw:text-style-name="P2" draw:layer="layout" svg:x1="14.95cm" svg:y1="18.6cm" svg:x2="14.8cm" svg:y2="17.5cm" draw:start-shape="id13" draw:start-glue-point="4" draw:end-shape="id12" draw:end-glue-point="2" svg:d="m14950 18600v-550h-150v-550" svg:viewBox="0 0 151 1101">
          <text:p/>
        </draw:connector>
        <draw:connector draw:style-name="gr2" draw:text-style-name="P2" draw:layer="layout" svg:x1="3.307cm" svg:y1="17.246cm" svg:x2="5.3cm" svg:y2="15.5cm" draw:start-shape="id14" draw:start-glue-point="11" draw:end-shape="id15" svg:d="m3307 17246v-946h1993v-800" svg:viewBox="0 0 1994 1747">
          <text:p/>
        </draw:connector>
        <draw:connector draw:style-name="gr2" draw:text-style-name="P2" draw:layer="layout" svg:x1="2.5cm" svg:y1="14.2cm" svg:x2="3.3cm" svg:y2="15cm" draw:start-shape="id16" draw:start-glue-point="8" draw:end-shape="id15" draw:end-glue-point="3" svg:d="m2500 14200v800h800" svg:viewBox="0 0 801 801">
          <text:p/>
        </draw:connector>
        <draw:connector draw:style-name="gr2" draw:text-style-name="P2" draw:layer="layout" svg:x1="6.4cm" svg:y1="17.2cm" svg:x2="5.3cm" svg:y2="15.5cm" draw:start-shape="id17" draw:start-glue-point="4" draw:end-shape="id15" draw:end-glue-point="2" svg:d="m6400 17200v-850h-1100v-850" svg:viewBox="0 0 1101 1701">
          <text:p/>
        </draw:connector>
        <draw:connector draw:style-name="gr2" draw:text-style-name="P2" draw:layer="layout" svg:x1="4.3cm" svg:y1="18.2cm" svg:x2="5.3cm" svg:y2="15.5cm" draw:start-shape="id18" draw:end-shape="id15" draw:end-glue-point="2" svg:d="m4300 18200v-1350h1000v-1350" svg:viewBox="0 0 1001 2701">
          <text:p/>
        </draw:connector>
        <draw:connector draw:style-name="gr2" draw:text-style-name="P2" draw:layer="layout" svg:x1="12.8cm" svg:y1="17cm" svg:x2="9.8cm" svg:y2="16.9cm" draw:start-shape="id12" draw:start-glue-point="3" draw:end-shape="id19" draw:end-glue-point="6" svg:d="m12800 17000h-749v402h-2251v-502" svg:viewBox="0 0 3001 503">
          <text:p/>
        </draw:connector>
        <draw:connector draw:style-name="gr2" draw:text-style-name="P2" draw:layer="layout" svg:x1="2.127cm" svg:y1="3.654cm" svg:x2="3.1cm" svg:y2="5.3cm" draw:start-shape="id20" draw:start-glue-point="7" draw:end-shape="id21" draw:end-glue-point="3" svg:d="m2127 3654v1646h973" svg:viewBox="0 0 974 1647">
          <text:p/>
        </draw:connector>
        <draw:connector draw:style-name="gr2" draw:text-style-name="P2" draw:layer="layout" svg:x1="5.1cm" svg:y1="4.8cm" svg:x2="6.85cm" svg:y2="3.4cm" draw:start-shape="id21" draw:start-glue-point="0" draw:end-shape="id22" draw:end-glue-point="8" svg:d="m5100 4800v-699h1750v-701" svg:viewBox="0 0 1751 1401">
          <text:p/>
        </draw:connector>
        <draw:connector draw:style-name="gr2" draw:text-style-name="P2" draw:layer="layout" svg:x1="5.3cm" svg:y1="14.5cm" svg:x2="4.7cm" svg:y2="12cm" draw:start-shape="id15" draw:start-glue-point="0" svg:d="m5300 14500v-1500h-600v-1000" svg:viewBox="0 0 601 2501">
          <text:p/>
        </draw:connector>
        <draw:connector draw:style-name="gr2" draw:text-style-name="P2" draw:layer="layout" svg:x1="7.3cm" svg:y1="15cm" svg:x2="8.3cm" svg:y2="15.4cm" draw:start-shape="id15" draw:start-glue-point="1" draw:end-shape="id19" draw:end-glue-point="5" svg:d="m7300 15000h500v400h500" svg:viewBox="0 0 1001 401">
          <text:p/>
        </draw:connector>
        <draw:connector draw:style-name="gr2" draw:text-style-name="P2" draw:layer="layout" svg:x1="4.7cm" svg:y1="9cm" svg:x2="5.1cm" svg:y2="5.8cm" draw:start-shape="id23" draw:start-glue-point="4" draw:end-shape="id21" draw:end-glue-point="2" svg:d="m4700 9000v-1600h400v-1600" svg:viewBox="0 0 401 3201">
          <text:p/>
        </draw:connector>
        <draw:connector draw:style-name="gr2" draw:text-style-name="P2" draw:layer="layout" svg:x1="15.7cm" svg:y1="4.3cm" svg:x2="16.8cm" svg:y2="5.2cm" draw:start-shape="id2" draw:start-glue-point="1" draw:end-shape="id24" svg:d="m15700 4300h550v900h550" svg:viewBox="0 0 1101 901">
          <text:p/>
        </draw:connector>
        <draw:connector draw:style-name="gr2" draw:text-style-name="P2" draw:layer="layout" svg:x1="19.8cm" svg:y1="5.2cm" svg:x2="21.6cm" svg:y2="4cm" draw:start-shape="id24" draw:start-glue-point="7" draw:end-shape="id25" draw:end-glue-point="3" svg:d="m19800 5200h901v-1200h899" svg:viewBox="0 0 1801 1201">
          <text:p/>
        </draw:connector>
        <draw:connector draw:style-name="gr2" draw:text-style-name="P2" draw:layer="layout" svg:x1="22.444cm" svg:y1="4.805cm" svg:x2="23.6cm" svg:y2="4.5cm" draw:end-shape="id25" draw:end-glue-point="2" svg:d="m22444 4805v196h1156v-501" svg:viewBox="0 0 1157 502">
          <text:p/>
        </draw:connector>
        <draw:connector draw:style-name="gr2" draw:text-style-name="P2" draw:layer="layout" svg:x1="25.2cm" svg:y1="5.2cm" svg:x2="23.6cm" svg:y2="4.5cm" draw:start-shape="id26" draw:start-glue-point="4" draw:end-shape="id25" draw:end-glue-point="2" svg:d="m25200 5200v-350h-1600v-350" svg:viewBox="0 0 1601 701">
          <text:p/>
        </draw:connector>
        <draw:connector draw:style-name="gr2" draw:text-style-name="P2" draw:layer="layout" svg:x1="22cm" svg:y1="2.8cm" svg:x2="23.6cm" svg:y2="3.5cm" draw:start-shape="id27" draw:start-glue-point="8" draw:end-shape="id25" draw:end-glue-point="0" svg:d="m22000 2800v351h1600v349" svg:viewBox="0 0 1601 701">
          <text:p/>
        </draw:connector>
        <draw:connector draw:style-name="gr2" draw:text-style-name="P2" draw:layer="layout" svg:x1="25.4cm" svg:y1="2cm" svg:x2="23.6cm" svg:y2="3.5cm" draw:start-shape="id28" draw:start-glue-point="6" draw:end-shape="id25" svg:d="m25400 2000h-1800v1500" svg:viewBox="0 0 1801 1501">
          <text:p/>
        </draw:connector>
        <draw:connector draw:style-name="gr2" draw:text-style-name="P2" draw:layer="layout" svg:x1="26.5cm" svg:y1="4cm" svg:x2="25.6cm" svg:y2="4cm" draw:start-shape="id29" draw:start-glue-point="6" draw:end-shape="id25" draw:end-glue-point="1" svg:d="m26500 4000h-900" svg:viewBox="0 0 901 1">
          <text:p/>
        </draw:connector>
        <draw:frame draw:style-name="gr3" draw:layer="layout" svg:width="0.853cm" svg:height="0.963cm" svg:x="4.7cm" svg:y="8.137cm">
          <draw:text-box>
            <text:p>1</text:p>
          </draw:text-box>
        </draw:frame>
        <draw:frame draw:style-name="gr3" draw:layer="layout" svg:width="0.853cm" svg:height="0.963cm" svg:x="14.047cm" svg:y="5.6cm">
          <draw:text-box>
            <text:p>1</text:p>
          </draw:text-box>
        </draw:frame>
        <draw:frame draw:style-name="gr3" draw:layer="layout" svg:width="0.853cm" svg:height="0.963cm" svg:x="15.2cm" svg:y="12cm">
          <draw:text-box>
            <text:p>1</text:p>
          </draw:text-box>
        </draw:frame>
        <draw:frame draw:style-name="gr3" draw:layer="layout" svg:width="0.853cm" svg:height="0.963cm" svg:x="7.947cm" svg:y="14.237cm">
          <draw:text-box>
            <text:p>1</text:p>
          </draw:text-box>
        </draw:frame>
        <draw:frame draw:style-name="gr3" draw:layer="layout" svg:width="0.853cm" svg:height="0.963cm" svg:x="16.447cm" svg:y="4cm">
          <draw:text-box>
            <text:p>1</text:p>
          </draw:text-box>
        </draw:frame>
        <draw:frame draw:style-name="gr4" draw:layer="layout" svg:width="0.2cm" svg:height="0.963cm" svg:x="5cm" svg:y="11.8cm">
          <draw:text-box draw:corner-radius="0.5cm">
            <text:p>N</text:p>
          </draw:text-box>
        </draw:frame>
        <draw:frame draw:style-name="gr5" draw:layer="layout" svg:width="0.7cm" svg:height="0.963cm" svg:x="15.6cm" svg:y="15.2cm">
          <draw:text-box>
            <text:p>N</text:p>
          </draw:text-box>
        </draw:frame>
        <draw:frame draw:style-name="gr4" draw:layer="layout" svg:width="0.2cm" svg:height="0.963cm" svg:x="14.4cm" svg:y="9.137cm">
          <draw:text-box>
            <text:p>N</text:p>
          </draw:text-box>
        </draw:frame>
        <draw:frame draw:style-name="gr4" draw:layer="layout" svg:width="0.2cm" svg:height="0.963cm" svg:x="19.8cm" svg:y="4.137cm">
          <draw:text-box>
            <text:p>N</text:p>
          </draw:text-box>
        </draw:frame>
        <draw:frame draw:style-name="gr5" draw:layer="layout" svg:width="0.7cm" svg:height="0.963cm" svg:x="10.2cm" svg:y="16.337cm">
          <draw:text-box>
            <text:p>N</text:p>
          </draw:text-box>
        </draw:frame>
        <draw:connector draw:style-name="gr2" draw:text-style-name="P2" draw:layer="layout" svg:x1="2cm" svg:y1="15.6cm" svg:x2="3.3cm" svg:y2="15cm" draw:start-shape="id30" draw:start-glue-point="4" draw:end-shape="id15" draw:end-glue-point="3" svg:d="m2000 15600v-600h1300" svg:viewBox="0 0 130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2:15:20.291000000</meta:creation-date>
    <dc:date>2013-11-18T12:51:50.067000000</dc:date>
    <meta:editing-duration>PT20M27S</meta:editing-duration>
    <meta:editing-cycles>3</meta:editing-cycles>
    <meta:generator>LibreOffice/4.1.3.2$Windows_x86 LibreOffice_project/70feb7d99726f064edab4605a8ab840c50ec57a</meta:generator>
    <meta:document-statistic meta:object-count="71"/>
  </office:meta>
</office:document-meta>
</file>